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9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10.917cm"/>
    </style:style>
    <style:style style:name="co7" style:family="table-column">
      <style:table-column-properties fo:break-before="auto" style:column-width="20.576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8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9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0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4" table:number-columns-repeated="16380" table:default-cell-style-name="ce3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10-24" calcext:value-type="date">
            <text:p>24/10/24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Violentometer: measuring violence on the Web in real tim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0-23" calcext:value-type="date">
            <text:p>23/10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Data Augmentation for improving Hate Speech Detection on Social Network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0-11-30" calcext:value-type="date">
            <text:p>30/11/20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Profane Words on Twitter: an analysis of the use of swear words in different countri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5-23" calcext:value-type="date">
            <text:p>23/05/22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Should We Translate? Evaluating Toxicity in Online Comments when Translating from Portuguese to English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11-07" calcext:value-type="date">
            <text:p>07/11/22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On the Globalization of the QAnon Conspiracy Theory Through Telegram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3-05-30" calcext:value-type="date">
            <text:p>30/05/23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Multimodal Hate Speech Detection via Cross-Domain Knowledge Transfer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10-10" calcext:value-type="date">
            <text:p>10/10/22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1-10-25" calcext:value-type="date">
            <text:p>25/10/21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1-15" calcext:value-type="date">
            <text:p>15/01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5-23" calcext:value-type="date">
            <text:p>23/05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Cyber-aggression, Cyberbullying, and Cyber-grooming: A Survey and Research Challeng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1-01-02" calcext:value-type="date">
            <text:p>02/01/21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nalyzing Polarization And Toxicity On Political Debate In Brazilian TikTok Videos Transcrip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3-04-30" calcext:value-type="date">
            <text:p>30/04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9-07" calcext:value-type="date">
            <text:p>07/09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 New Generation of Perspective API: Efficient Multilingual Character-level Transformer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8-14" calcext:value-type="date">
            <text:p>14/08/22</text:p>
          </table:table-cell>
          <table:table-cell table:style-name="ce2"/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EE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4" table:default-cell-style-name="ce3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</table:table-row>
        <table:table-row table:style-name="ro4">
          <table:table-cell table:style-name="ce2" office:value-type="string" calcext:value-type="string">
            <text:p>Leveraging Transfer Learning for Hate Speech Detection in Portuguese Social Media Pos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07-30" calcext:value-type="date">
            <text:p>30/07/2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MLHS-CGCapNet: A Lightweight Model for Multilingual Hate Speech Detec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8-12" calcext:value-type="date">
            <text:p>12/08/2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Cross-Lingual Few-Shot Hate Speech and Offensive Language Detection Using Meta Learning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2-10" calcext:value-type="date">
            <text:p>10/02/22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Enhancing Multilingual Hate Speech Detection: From Language-Specific Insights to Cross-Linguistic Integra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4-09-10" calcext:value-type="date">
            <text:p>10/09/2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Hate Speech and Abusive Laungage Detection In Twitter and Challenges: Review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8-11" calcext:value-type="date">
            <text:p>11/08/22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Framework to Create Sentiment Lexicons For Extremism Detection in Text Documen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10-02" calcext:value-type="date">
            <text:p>02/10/23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Multilingual Obnoxious Message Classification using Bidirectional Encoder Representation from Transformers (BERT)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3-09-29" calcext:value-type="date">
            <text:p>29/09/23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When the Timeline Meets the Pipeline: A Survey on Automated Cyberbullying Detec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1-07-28" calcext:value-type="date">
            <text:p>28/07/21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Investigating Deep Learning Approaches for Hate Speech Detection in Social Media : Portuguese-BR twee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8-15" calcext:value-type="date">
            <text:p>15/08/23</text:p>
          </table:table-cell>
          <table:table-cell table:style-name="ce2"/>
        </table:table-row>
        <table:table-row table:style-name="ro5" table:number-rows-repeated="5">
          <table:table-cell table:style-name="Default" table:number-columns-repeated="5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copus" table:style-name="ta1">
        <table:table-column table:style-name="co5" table:default-cell-style-name="ce3"/>
        <table:table-column table:style-name="co6" table:default-cell-style-name="ce3"/>
        <table:table-column table:style-name="co3" table:default-cell-style-name="ce6"/>
        <table:table-column table:style-name="co4" table:default-cell-style-name="ce10"/>
        <table:table-column table:style-name="co4" table:default-cell-style-name="ce3"/>
        <table:table-column table:style-name="co4" table:default-cell-style-name="ce22"/>
        <table:table-column table:style-name="co7" table:default-cell-style-name="ce22"/>
        <table:table-column table:style-name="co4" table:number-columns-repeated="16377" table:default-cell-style-name="ce22"/>
        <table:table-row table:style-name="ro3">
          <table:table-cell table:style-name="ce20" office:value-type="string" calcext:value-type="string">
            <text:p>#</text:p>
          </table:table-cell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  <table:table-cell table:style-name="ce23" office:value-type="string" calcext:value-type="string">
            <text:p>Link</text:p>
          </table:table-cell>
          <table:table-cell table:number-columns-repeated="16377"/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table:style-name="ce2" office:value-type="string" calcext:value-type="string">
            <text:p>Long short-term memory model for classification of english-{PtBR} cross-lingual hate speech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date" office:date-value="2019-11-01" calcext:value-type="date">
            <text:p>01/11/19</text:p>
          </table:table-cell>
          <table:table-cell table:style-name="ce2"/>
          <table:table-cell table:style-name="ce21" office:value-type="string" calcext:value-type="string">
            <text:p><text:a xlink:href="https://thescipub.com/pdf/jcssp.2019.1546.1571.pdf" xlink:type="simple">https://thescipub.com/pdf/jcssp.2019.1546.1571.pdf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3-05-08" calcext:value-type="date">
            <text:p>08/05/23</text:p>
          </table:table-cell>
          <table:table-cell table:style-name="ce2"/>
          <table:table-cell table:style-name="ce21"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table:style-name="ce2" office:value-type="string" calcext:value-type="string">
            <text:p>Semi-{Supervised} {Annotation} of {Portuguese} {Hate} {Speech} {Across} {Social} {Media} {Domain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2"/>
          <table:table-cell table:style-name="ce21" office:value-type="string" calcext:value-type="string">
            <text:p><text:a xlink:href="https://drops.dagstuhl.de/storage/01oasics/oasics-vol104-slate2022/OASIcs.SLATE.2022.11/OASIcs.SLATE.2022.11.pdf" xlink:type="simple">https://drops.dagstuhl.de/storage/01oasics/oasics-vol104-slate2022/OASIcs.SLATE.2022.11/OASIcs.SLATE.2022.11.pdf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“{Thou} {Shalt} {Not} {Take} the {Lord}’s {Name} in {Vain}”: {A} {Methodological} {Proposal} to {Identify} {Religious} {Hate} {Content} on {Digital} {Social} {Network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1-04-09" calcext:value-type="date">
            <text:p>09/04/21</text:p>
          </table:table-cell>
          <table:table-cell table:style-name="ce2"/>
          <table:table-cell table:style-name="ce21" office:value-type="string" calcext:value-type="string">
            <text:p><text:a xlink:href="https://ijoc.org/index.php/ijoc/article/view/17726/3757" xlink:type="simple">https://ijoc.org/index.php/ijoc/article/view/17726/3757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"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7-11" calcext:value-type="date">
            <text:p>11/07/24</text:p>
          </table:table-cell>
          <table:table-cell table:style-name="ce2"/>
          <table:table-cell table:style-name="ce21"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"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9-09" calcext:value-type="date">
            <text:p>09/09/24</text:p>
          </table:table-cell>
          <table:table-cell table:style-name="ce2"/>
          <table:table-cell table:style-name="ce21" office:value-type="string" calcext:value-type="string">
            <text:p><text:a xlink:href="https://ieeexplore.ieee.org/document/10650878" xlink:type="simple">https://ieeexplore.ieee.org/document/10650878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7" calcext:value-type="float">
            <text:p>7</text:p>
          </table:table-cell>
          <table:table-cell table:style-name="ce2" office:value-type="string" calcext:value-type="string">
            <text:p>Improving hate speech detection using {Cross}-{Lingual} {Learning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2"/>
          <table:table-cell table:style-name="ce21"/>
          <table:table-cell table:number-columns-repeated="16377"/>
        </table:table-row>
        <table:table-row table:style-name="ro3">
          <table:table-cell table:style-name="ce21" office:value-type="float" office:value="8" calcext:value-type="float">
            <text:p>8</text:p>
          </table:table-cell>
          <table:table-cell table:style-name="ce2" office:value-type="string" calcext:value-type="string">
            <text:p>Brazilian {Portuguese} {Hate} {Speech} {Classification} using {BERTimbau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5-04" calcext:value-type="date">
            <text:p>04/05/22</text:p>
          </table:table-cell>
          <table:table-cell table:style-name="ce2"/>
          <table:table-cell table:style-name="ce21"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"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6-25" calcext:value-type="date">
            <text:p>25/06/22</text:p>
          </table:table-cell>
          <table:table-cell table:style-name="ce2"/>
          <table:table-cell table:style-name="ce21" office:value-type="string" calcext:value-type="string">
            <text:p><text:a xlink:href="https://aclanthology.org/2022.lrec-1.777/" xlink:type="simple">https://aclanthology.org/2022.lrec-1.777/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" office:value-type="string" calcext:value-type="string">
            <text:p>{OLID}-{BR}: offensive language identification dataset for {Brazilian} {Portuguese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3-05-03" calcext:value-type="date">
            <text:p>03/05/23</text:p>
          </table:table-cell>
          <table:table-cell table:style-name="ce2"/>
          <table:table-cell table:style-name="ce21"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table:style-name="ce2" office:value-type="string" calcext:value-type="string">
            <text:p>Contextual-{Lexicon} {Approach} for {Abusive} {Language} {Detection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1-09-01" calcext:value-type="date">
            <text:p>01/09/21</text:p>
          </table:table-cell>
          <table:table-cell table:style-name="ce2"/>
          <table:table-cell table:style-name="ce21" office:value-type="string" calcext:value-type="string">
            <text:p><text:a xlink:href="https://acl-bg.org/proceedings/2021/RANLP%202021/pdf/2021.ranlp-1.161.pdf" xlink:type="simple">https://acl-bg.org/proceedings/2021/RANLP%202021/pdf/2021.ranlp-1.161.pdf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table:style-name="ce2" office:value-type="string" calcext:value-type="string">
            <text:p>The {Impact} of {Data} {Augmentation} on the {Hate} {Speech} {Detection} in {Portuguese} {Language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5-13" calcext:value-type="date">
            <text:p>13/05/24</text:p>
          </table:table-cell>
          <table:table-cell table:style-name="ce2"/>
          <table:table-cell table:style-name="ce21"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table:style-name="ce2" office:value-type="string" calcext:value-type="string">
            <text:p>Comparing {Different} {Approaches} for {Detecting} {Hate} {Speech} in {Online} {Portuguese} {Comment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2"/>
          <table:table-cell table:style-name="ce21"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table:style-name="ce2" office:value-type="string" calcext:value-type="string">
            <text:p>{NoHateBrazil}: {A} {Brazilian} {Portuguese} {Text} {Offensiveness} {Analysis} {System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9-06" calcext:value-type="date">
            <text:p>06/09/23</text:p>
          </table:table-cell>
          <table:table-cell table:style-name="ce2"/>
          <table:table-cell table:style-name="ce21" office:value-type="string" calcext:value-type="string">
            <text:p><text:a xlink:href="https://acl-bg.org/proceedings/2023/RANLP%202023/pdf/2023.ranlp-1.125.pdf" xlink:type="simple">https://acl-bg.org/proceedings/2023/RANLP%202023/pdf/2023.ranlp-1.125.pdf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table:style-name="ce2" office:value-type="string" calcext:value-type="string">
            <text:p>Multilingual twitter corpus and baselines for evaluating demographic bias in hate speech recognition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0-05-16" calcext:value-type="date">
            <text:p>16/05/20</text:p>
          </table:table-cell>
          <table:table-cell table:style-name="ce2"/>
          <table:table-cell table:style-name="ce21" office:value-type="string" calcext:value-type="string">
            <text:p><text:a xlink:href="https://aclanthology.org/2020.lrec-1.180/" xlink:type="simple">https://aclanthology.org/2020.lrec-1.180/</text:a></text:p>
          </table:table-cell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23:37:53.0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10T00:47:44.212000000</dc:date>
    <meta:editing-duration>PT30M41S</meta:editing-duration>
    <meta:editing-cycles>6</meta:editing-cycles>
    <meta:generator>LibreOffice/24.8.3.2$Windows_X86_64 LibreOffice_project/48a6bac9e7e268aeb4c3483fcf825c94556d9f92</meta:generator>
    <meta:document-statistic meta:table-count="3" meta:cell-count="197" meta:object-count="0"/>
  </office:meta>
</office:document-meta>
</file>